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38" draw:stroke="solid" svg:stroke-width="0.00694in" svg:stroke-color="#a5a5a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.05in" fo:padding-bottom="0.05in" fo:padding-left="0.1in" fo:padding-right="0.1in" draw:textarea-vertical-align="middle" draw:textarea-horizontal-align="center" draw:fill="solid" draw:fill-color="#fbe5d6" draw:opacity="100%" draw:stroke="solid" svg:stroke-width="0.01389in" svg:stroke-color="#f8cba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50%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2">
      <style:graphic-properties fo:wrap-option="wrap" fo:padding-top="0.05in" fo:padding-bottom="0.05in" fo:padding-left="0.1in" fo:padding-right="0.1in" draw:textarea-vertical-align="middle" draw:textarea-horizontal-align="center" draw:fill="solid" draw:fill-color="#fbe5d6" draw:opacity="100%" draw:stroke="solid" svg:stroke-width="0.01389in" svg:stroke-color="#f8cba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46" style:parent-style-name="Graphics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</office:automatic-styles>
  <office:body>
    <office:presentation>
      <draw:page draw:name="Slide1" draw:style-name="a335" draw:master-page-name="Master1-Layout1-title-Titelfolie" presentation:presentation-page-layout-name="Master1-PPL1" draw:id="Slide-256">
        <draw:custom-shape svg:x="3.4in" svg:y="1.52in" svg:width="3.78in" svg:height="3.83833in" draw:id="id63" draw:style-name="a339" draw:name="Flussdiagramm: Alternativer Prozess 3">
          <svg:title/>
          <svg:desc/>
          <text:p text:style-name="a337" text:class-names="" text:cond-style-name=""><text:span text:style-name="a33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2 A ?f69 ?f70 ?f71 ?f72 ?f11 ?f22 ?f66 ?f68  W ?f73 ?f74 ?f75 ?f76 ?f11 ?f22 ?f66 ?f68 L ?f23 ?f11 A ?f112 ?f113 ?f114 ?f115 ?f23 ?f11 ?f109 ?f111  W ?f116 ?f117 ?f118 ?f119 ?f23 ?f11 ?f109 ?f111 L ?f17 ?f24 A ?f155 ?f156 ?f157 ?f158 ?f17 ?f24 ?f152 ?f154  W ?f159 ?f160 ?f161 ?f162 ?f17 ?f24 ?f152 ?f154 L ?f22 ?f18 A ?f198 ?f199 ?f200 ?f201 ?f22 ?f18 ?f195 ?f197  W ?f202 ?f203 ?f204 ?f205 ?f22 ?f18 ?f195 ?f197 Z N" draw:text-areas="?f27 ?f27 ?f28 ?f29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?f8 / 21600"/>
            <draw:equation draw:name="f13" draw:formula="?f7 / 21600"/>
            <draw:equation draw:name="f14" draw:formula="21600 * ?f8"/>
            <draw:equation draw:name="f15" draw:formula="21600 * ?f7"/>
            <draw:equation draw:name="f16" draw:formula="min(?f13, ?f12)"/>
            <draw:equation draw:name="f17" draw:formula="?f14 / ?f9"/>
            <draw:equation draw:name="f18" draw:formula="?f15 / ?f9"/>
            <draw:equation draw:name="f19" draw:formula="?f18 - ?f11"/>
            <draw:equation draw:name="f20" draw:formula="?f17 - ?f11"/>
            <draw:equation draw:name="f21" draw:formula="min(?f20, ?f19)"/>
            <draw:equation draw:name="f22" draw:formula="?f21 / 6"/>
            <draw:equation draw:name="f23" draw:formula="?f17 - ?f22"/>
            <draw:equation draw:name="f24" draw:formula="?f18 - ?f22"/>
            <draw:equation draw:name="f25" draw:formula="?f22 * 29289"/>
            <draw:equation draw:name="f26" draw:formula="?f22 * ?f16"/>
            <draw:equation draw:name="f27" draw:formula="?f25 / 100000"/>
            <draw:equation draw:name="f28" draw:formula="?f17 - ?f27"/>
            <draw:equation draw:name="f29" draw:formula="?f18 - ?f27"/>
            <draw:equation draw:name="f30" draw:formula="21550000 - ?f2"/>
            <draw:equation draw:name="f31" draw:formula="if(?f30, ?f2, 21550000)"/>
            <draw:equation draw:name="f32" draw:formula="-21550000 - ?f31"/>
            <draw:equation draw:name="f33" draw:formula="if(?f32, -21550000, ?f31)"/>
            <draw:equation draw:name="f34" draw:formula="?f1 + ?f33"/>
            <draw:equation draw:name="f35" draw:formula="?f1 + ?f2"/>
            <draw:equation draw:name="f36" draw:formula="?f35 * ?f10 / ?f1"/>
            <draw:equation draw:name="f37" draw:formula="0 - ?f36"/>
            <draw:equation draw:name="f38" draw:formula="cos(?f37)"/>
            <draw:equation draw:name="f39" draw:formula="0 - ?f38"/>
            <draw:equation draw:name="f40" draw:formula="?f39 * ?f26"/>
            <draw:equation draw:name="f41" draw:formula="sin(?f37)"/>
            <draw:equation draw:name="f42" draw:formula="0 - ?f41"/>
            <draw:equation draw:name="f43" draw:formula="?f42 * ?f26"/>
            <draw:equation draw:name="f44" draw:formula="sqrt(?f40 * ?f40 + ?f43 * ?f43 + 0 * 0)"/>
            <draw:equation draw:name="f45" draw:formula="?f26 * ?f26 / ?f44"/>
            <draw:equation draw:name="f46" draw:formula="?f42 * ?f45"/>
            <draw:equation draw:name="f47" draw:formula="?f11 - ?f46"/>
            <draw:equation draw:name="f48" draw:formula="?f39 * ?f45"/>
            <draw:equation draw:name="f49" draw:formula="?f22 - ?f48"/>
            <draw:equation draw:name="f50" draw:formula="?f47 - ?f26"/>
            <draw:equation draw:name="f51" draw:formula="?f49 - ?f26"/>
            <draw:equation draw:name="f52" draw:formula="?f47 + ?f26"/>
            <draw:equation draw:name="f53" draw:formula="?f49 + ?f26"/>
            <draw:equation draw:name="f54" draw:formula="?f34 + ?f2"/>
            <draw:equation draw:name="f55" draw:formula="?f54 * ?f10 / ?f1"/>
            <draw:equation draw:name="f56" draw:formula="0 - ?f55"/>
            <draw:equation draw:name="f57" draw:formula="cos(?f56)"/>
            <draw:equation draw:name="f58" draw:formula="0 - ?f57"/>
            <draw:equation draw:name="f59" draw:formula="?f58 * ?f26"/>
            <draw:equation draw:name="f60" draw:formula="sin(?f56)"/>
            <draw:equation draw:name="f61" draw:formula="0 - ?f60"/>
            <draw:equation draw:name="f62" draw:formula="?f61 * ?f26"/>
            <draw:equation draw:name="f63" draw:formula="sqrt(?f59 * ?f59 + ?f62 * ?f62 + 0 * 0)"/>
            <draw:equation draw:name="f64" draw:formula="?f26 * ?f26 / ?f63"/>
            <draw:equation draw:name="f65" draw:formula="?f61 * ?f64"/>
            <draw:equation draw:name="f66" draw:formula="?f47 + ?f65"/>
            <draw:equation draw:name="f67" draw:formula="?f58 * ?f64"/>
            <draw:equation draw:name="f68" draw:formula="?f49 + ?f67"/>
            <draw:equation draw:name="f69" draw:formula="if(?f33, ?f11, ?f50)"/>
            <draw:equation draw:name="f70" draw:formula="if(?f33, ?f22, ?f51)"/>
            <draw:equation draw:name="f71" draw:formula="if(?f33, ?f11, ?f52)"/>
            <draw:equation draw:name="f72" draw:formula="if(?f33, ?f22, ?f53)"/>
            <draw:equation draw:name="f73" draw:formula="if(?f33, ?f50, ?f66)"/>
            <draw:equation draw:name="f74" draw:formula="if(?f33, ?f51, ?f68)"/>
            <draw:equation draw:name="f75" draw:formula="if(?f33, ?f52, ?f66)"/>
            <draw:equation draw:name="f76" draw:formula="if(?f33, ?f53, ?f68)"/>
            <draw:equation draw:name="f77" draw:formula="?f0 + ?f33"/>
            <draw:equation draw:name="f78" draw:formula="?f0 + ?f2"/>
            <draw:equation draw:name="f79" draw:formula="?f78 * ?f10 / ?f1"/>
            <draw:equation draw:name="f80" draw:formula="0 - ?f79"/>
            <draw:equation draw:name="f81" draw:formula="cos(?f80)"/>
            <draw:equation draw:name="f82" draw:formula="0 - ?f81"/>
            <draw:equation draw:name="f83" draw:formula="?f82 * ?f26"/>
            <draw:equation draw:name="f84" draw:formula="sin(?f80)"/>
            <draw:equation draw:name="f85" draw:formula="0 - ?f84"/>
            <draw:equation draw:name="f86" draw:formula="?f85 * ?f26"/>
            <draw:equation draw:name="f87" draw:formula="sqrt(?f83 * ?f83 + ?f86 * ?f86 + 0 * 0)"/>
            <draw:equation draw:name="f88" draw:formula="?f26 * ?f26 / ?f87"/>
            <draw:equation draw:name="f89" draw:formula="?f85 * ?f88"/>
            <draw:equation draw:name="f90" draw:formula="?f23 - ?f89"/>
            <draw:equation draw:name="f91" draw:formula="?f82 * ?f88"/>
            <draw:equation draw:name="f92" draw:formula="?f11 - ?f91"/>
            <draw:equation draw:name="f93" draw:formula="?f90 - ?f26"/>
            <draw:equation draw:name="f94" draw:formula="?f92 - ?f26"/>
            <draw:equation draw:name="f95" draw:formula="?f90 + ?f26"/>
            <draw:equation draw:name="f96" draw:formula="?f92 + ?f26"/>
            <draw:equation draw:name="f97" draw:formula="?f77 + ?f2"/>
            <draw:equation draw:name="f98" draw:formula="?f97 * ?f10 / ?f1"/>
            <draw:equation draw:name="f99" draw:formula="0 - ?f98"/>
            <draw:equation draw:name="f100" draw:formula="cos(?f99)"/>
            <draw:equation draw:name="f101" draw:formula="0 - ?f100"/>
            <draw:equation draw:name="f102" draw:formula="?f101 * ?f26"/>
            <draw:equation draw:name="f103" draw:formula="sin(?f99)"/>
            <draw:equation draw:name="f104" draw:formula="0 - ?f103"/>
            <draw:equation draw:name="f105" draw:formula="?f104 * ?f26"/>
            <draw:equation draw:name="f106" draw:formula="sqrt(?f102 * ?f102 + ?f105 * ?f105 + 0 * 0)"/>
            <draw:equation draw:name="f107" draw:formula="?f26 * ?f26 / ?f106"/>
            <draw:equation draw:name="f108" draw:formula="?f104 * ?f107"/>
            <draw:equation draw:name="f109" draw:formula="?f90 + ?f108"/>
            <draw:equation draw:name="f110" draw:formula="?f101 * ?f107"/>
            <draw:equation draw:name="f111" draw:formula="?f92 + ?f110"/>
            <draw:equation draw:name="f112" draw:formula="if(?f33, ?f23, ?f93)"/>
            <draw:equation draw:name="f113" draw:formula="if(?f33, ?f11, ?f94)"/>
            <draw:equation draw:name="f114" draw:formula="if(?f33, ?f23, ?f95)"/>
            <draw:equation draw:name="f115" draw:formula="if(?f33, ?f11, ?f96)"/>
            <draw:equation draw:name="f116" draw:formula="if(?f33, ?f93, ?f109)"/>
            <draw:equation draw:name="f117" draw:formula="if(?f33, ?f94, ?f111)"/>
            <draw:equation draw:name="f118" draw:formula="if(?f33, ?f95, ?f109)"/>
            <draw:equation draw:name="f119" draw:formula="if(?f33, ?f96, ?f111)"/>
            <draw:equation draw:name="f120" draw:formula="?f11 + ?f33"/>
            <draw:equation draw:name="f121" draw:formula="?f11 + ?f2"/>
            <draw:equation draw:name="f122" draw:formula="?f121 * ?f10 / ?f1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26"/>
            <draw:equation draw:name="f127" draw:formula="sin(?f123)"/>
            <draw:equation draw:name="f128" draw:formula="0 - ?f127"/>
            <draw:equation draw:name="f129" draw:formula="?f128 * ?f26"/>
            <draw:equation draw:name="f130" draw:formula="sqrt(?f126 * ?f126 + ?f129 * ?f129 + 0 * 0)"/>
            <draw:equation draw:name="f131" draw:formula="?f26 * ?f26 / ?f130"/>
            <draw:equation draw:name="f132" draw:formula="?f128 * ?f131"/>
            <draw:equation draw:name="f133" draw:formula="?f17 - ?f132"/>
            <draw:equation draw:name="f134" draw:formula="?f125 * ?f131"/>
            <draw:equation draw:name="f135" draw:formula="?f24 - ?f134"/>
            <draw:equation draw:name="f136" draw:formula="?f133 - ?f26"/>
            <draw:equation draw:name="f137" draw:formula="?f135 - ?f26"/>
            <draw:equation draw:name="f138" draw:formula="?f133 + ?f26"/>
            <draw:equation draw:name="f139" draw:formula="?f135 + ?f26"/>
            <draw:equation draw:name="f140" draw:formula="?f120 + ?f2"/>
            <draw:equation draw:name="f141" draw:formula="?f140 * ?f10 / ?f1"/>
            <draw:equation draw:name="f142" draw:formula="0 - ?f141"/>
            <draw:equation draw:name="f143" draw:formula="cos(?f142)"/>
            <draw:equation draw:name="f144" draw:formula="0 - ?f143"/>
            <draw:equation draw:name="f145" draw:formula="?f144 * ?f26"/>
            <draw:equation draw:name="f146" draw:formula="sin(?f142)"/>
            <draw:equation draw:name="f147" draw:formula="0 - ?f146"/>
            <draw:equation draw:name="f148" draw:formula="?f147 * ?f26"/>
            <draw:equation draw:name="f149" draw:formula="sqrt(?f145 * ?f145 + ?f148 * ?f148 + 0 * 0)"/>
            <draw:equation draw:name="f150" draw:formula="?f26 * ?f26 / ?f149"/>
            <draw:equation draw:name="f151" draw:formula="?f147 * ?f150"/>
            <draw:equation draw:name="f152" draw:formula="?f133 + ?f151"/>
            <draw:equation draw:name="f153" draw:formula="?f144 * ?f150"/>
            <draw:equation draw:name="f154" draw:formula="?f135 + ?f153"/>
            <draw:equation draw:name="f155" draw:formula="if(?f33, ?f17, ?f136)"/>
            <draw:equation draw:name="f156" draw:formula="if(?f33, ?f24, ?f137)"/>
            <draw:equation draw:name="f157" draw:formula="if(?f33, ?f17, ?f138)"/>
            <draw:equation draw:name="f158" draw:formula="if(?f33, ?f24, ?f139)"/>
            <draw:equation draw:name="f159" draw:formula="if(?f33, ?f136, ?f152)"/>
            <draw:equation draw:name="f160" draw:formula="if(?f33, ?f137, ?f154)"/>
            <draw:equation draw:name="f161" draw:formula="if(?f33, ?f138, ?f152)"/>
            <draw:equation draw:name="f162" draw:formula="if(?f33, ?f139, ?f154)"/>
            <draw:equation draw:name="f163" draw:formula="?f2 + ?f33"/>
            <draw:equation draw:name="f164" draw:formula="?f2 + ?f2"/>
            <draw:equation draw:name="f165" draw:formula="?f164 * ?f10 / ?f1"/>
            <draw:equation draw:name="f166" draw:formula="0 - ?f165"/>
            <draw:equation draw:name="f167" draw:formula="cos(?f166)"/>
            <draw:equation draw:name="f168" draw:formula="0 - ?f167"/>
            <draw:equation draw:name="f169" draw:formula="?f168 * ?f26"/>
            <draw:equation draw:name="f170" draw:formula="sin(?f166)"/>
            <draw:equation draw:name="f171" draw:formula="0 - ?f170"/>
            <draw:equation draw:name="f172" draw:formula="?f171 * ?f26"/>
            <draw:equation draw:name="f173" draw:formula="sqrt(?f169 * ?f169 + ?f172 * ?f172 + 0 * 0)"/>
            <draw:equation draw:name="f174" draw:formula="?f26 * ?f26 / ?f173"/>
            <draw:equation draw:name="f175" draw:formula="?f171 * ?f174"/>
            <draw:equation draw:name="f176" draw:formula="?f22 - ?f175"/>
            <draw:equation draw:name="f177" draw:formula="?f168 * ?f174"/>
            <draw:equation draw:name="f178" draw:formula="?f18 - ?f177"/>
            <draw:equation draw:name="f179" draw:formula="?f176 - ?f26"/>
            <draw:equation draw:name="f180" draw:formula="?f178 - ?f26"/>
            <draw:equation draw:name="f181" draw:formula="?f176 + ?f26"/>
            <draw:equation draw:name="f182" draw:formula="?f178 + ?f26"/>
            <draw:equation draw:name="f183" draw:formula="?f163 + ?f2"/>
            <draw:equation draw:name="f184" draw:formula="?f183 * ?f10 / ?f1"/>
            <draw:equation draw:name="f185" draw:formula="0 - ?f184"/>
            <draw:equation draw:name="f186" draw:formula="cos(?f185)"/>
            <draw:equation draw:name="f187" draw:formula="0 - ?f186"/>
            <draw:equation draw:name="f188" draw:formula="?f187 * ?f26"/>
            <draw:equation draw:name="f189" draw:formula="sin(?f185)"/>
            <draw:equation draw:name="f190" draw:formula="0 - ?f189"/>
            <draw:equation draw:name="f191" draw:formula="?f190 * ?f26"/>
            <draw:equation draw:name="f192" draw:formula="sqrt(?f188 * ?f188 + ?f191 * ?f191 + 0 * 0)"/>
            <draw:equation draw:name="f193" draw:formula="?f26 * ?f26 / ?f192"/>
            <draw:equation draw:name="f194" draw:formula="?f190 * ?f193"/>
            <draw:equation draw:name="f195" draw:formula="?f176 + ?f194"/>
            <draw:equation draw:name="f196" draw:formula="?f187 * ?f193"/>
            <draw:equation draw:name="f197" draw:formula="?f178 + ?f196"/>
            <draw:equation draw:name="f198" draw:formula="if(?f33, ?f22, ?f179)"/>
            <draw:equation draw:name="f199" draw:formula="if(?f33, ?f18, ?f180)"/>
            <draw:equation draw:name="f200" draw:formula="if(?f33, ?f22, ?f181)"/>
            <draw:equation draw:name="f201" draw:formula="if(?f33, ?f18, ?f182)"/>
            <draw:equation draw:name="f202" draw:formula="if(?f33, ?f179, ?f195)"/>
            <draw:equation draw:name="f203" draw:formula="if(?f33, ?f180, ?f197)"/>
            <draw:equation draw:name="f204" draw:formula="if(?f33, ?f181, ?f195)"/>
            <draw:equation draw:name="f205" draw:formula="if(?f33, ?f182, ?f197)"/>
          </draw:enhanced-geometry>
        </draw:custom-shape>
        <draw:custom-shape svg:x="2.13049in" svg:y="3.11376in" svg:width="1.95417in" svg:height="0.69721in" draw:id="id64" draw:style-name="a342" draw:name="Pfeil: Fünfeck 4">
          <svg:title/>
          <svg:desc/>
          <text:p text:style-name="a341" text:class-names="" text:cond-style-name=""><text:span text:style-name="a340" text:class-names="">Datensatz</text:span></text:p>
  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Z N" draw:text-areas="?f7 ?f7 ?f23 ?f12" draw:glue-points="?f22 ?f7 ?f22 ?f12" draw:glue-point-leaving-directions="-36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36065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min(?f14, ?f13)"/>
            <draw:equation draw:name="f17" draw:formula="?f7 + ?f15"/>
            <draw:equation draw:name="f18" draw:formula="?f16 * ?f8"/>
            <draw:equation draw:name="f19" draw:formula="?f18 / 100000"/>
            <draw:equation draw:name="f20" draw:formula="?f11 - ?f19"/>
            <draw:equation draw:name="f21" draw:formula="?f20 + ?f11"/>
            <draw:equation draw:name="f22" draw:formula="?f20 / 2"/>
            <draw:equation draw:name="f23" draw:formula="?f21 / 2"/>
          </draw:enhanced-geometry>
        </draw:custom-shape>
        <draw:frame draw:id="id65" draw:style-name="a345" draw:name="Textfeld 7" svg:x="3.62262in" svg:y="1.75872in" svg:width="3.33476in" svg:height="0.50488in">
          <draw:text-box>
            <text:p text:style-name="a344" text:class-names="" text:cond-style-name=""><text:span text:style-name="a343" text:class-names="">maschinelles Lernen</text:span></text:p>
          </draw:text-box>
          <svg:title/>
          <svg:desc/>
        </draw:frame>
        <draw:frame draw:id="id66" draw:style-name="a346" draw:name="Grafik 9" svg:x="4.58in" svg:y="2.72916in" svg:width="1.42in" svg:height="1.42in" style:rel-width="scale" style:rel-height="scale">
          <draw:image xlink:href="media/image1.png" xlink:type="simple" xlink:show="embed" xlink:actuate="onLoad"/>
          <svg:title/>
          <svg:desc/>
        </draw:frame>
        <draw:frame draw:id="id67" draw:style-name="a349" draw:name="Textfeld 21" svg:x="4.27in" svg:y="4.44721in" svg:width="2.04in" svg:height="0.40391in">
          <draw:text-box>
            <text:p text:style-name="a348" text:class-names="" text:cond-style-name=""><text:span text:style-name="a347" text:class-names="">Lernalgorithmen</text:span></text:p>
          </draw:text-box>
          <svg:title/>
          <svg:desc/>
        </draw:frame>
        <draw:frame draw:id="id68" draw:style-name="a353" draw:name="Textfeld 18" svg:x="6.94531in" svg:y="3.18471in" svg:width="1.1274in" svg:height="0.40391in">
          <draw:text-box>
            <text:p text:style-name="a352" text:class-names="" text:cond-style-name=""><text:span text:style-name="a350" text:class-names="">Modell</text:span><text:span text:style-name="a351" text:class-names=""/></text:p>
          </draw:text-box>
          <svg:title/>
          <svg:desc/>
        </draw:frame>
        <draw:custom-shape svg:x="6.52292in" svg:y="3.11376in" svg:width="1.95417in" svg:height="0.69721in" draw:id="id69" draw:style-name="a356" draw:name="Pfeil: Fünfeck 30">
          <svg:title/>
          <svg:desc/>
          <text:p text:style-name="a355" text:class-names="" text:cond-style-name=""><text:span text:style-name="a354" text:class-names="">Model</text:span></text:p>
  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Z N" draw:text-areas="?f7 ?f7 ?f23 ?f12" draw:glue-points="?f22 ?f7 ?f22 ?f12" draw:glue-point-leaving-directions="-36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36065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min(?f14, ?f13)"/>
            <draw:equation draw:name="f17" draw:formula="?f7 + ?f15"/>
            <draw:equation draw:name="f18" draw:formula="?f16 * ?f8"/>
            <draw:equation draw:name="f19" draw:formula="?f18 / 100000"/>
            <draw:equation draw:name="f20" draw:formula="?f11 - ?f19"/>
            <draw:equation draw:name="f21" draw:formula="?f20 + ?f11"/>
            <draw:equation draw:name="f22" draw:formula="?f20 / 2"/>
            <draw:equation draw:name="f23" draw:formula="?f21 / 2"/>
          </draw:enhanced-geometry>
        </draw:custom-shape>
        <draw:custom-shape svg:x="8.73281in" svg:y="2.69494in" svg:width="2.93462in" svg:height="1.75227in" draw:id="id70" draw:style-name="a359" draw:name="Flussdiagramm: Alternativer Prozess 3">
          <svg:title/>
          <svg:desc/>
          <text:p text:style-name="a358" text:class-names="" text:cond-style-name=""><text:span text:style-name="a35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2 A ?f69 ?f70 ?f71 ?f72 ?f11 ?f22 ?f66 ?f68  W ?f73 ?f74 ?f75 ?f76 ?f11 ?f22 ?f66 ?f68 L ?f23 ?f11 A ?f112 ?f113 ?f114 ?f115 ?f23 ?f11 ?f109 ?f111  W ?f116 ?f117 ?f118 ?f119 ?f23 ?f11 ?f109 ?f111 L ?f17 ?f24 A ?f155 ?f156 ?f157 ?f158 ?f17 ?f24 ?f152 ?f154  W ?f159 ?f160 ?f161 ?f162 ?f17 ?f24 ?f152 ?f154 L ?f22 ?f18 A ?f198 ?f199 ?f200 ?f201 ?f22 ?f18 ?f195 ?f197  W ?f202 ?f203 ?f204 ?f205 ?f22 ?f18 ?f195 ?f197 Z N" draw:text-areas="?f27 ?f27 ?f28 ?f29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?f8 / 21600"/>
            <draw:equation draw:name="f13" draw:formula="?f7 / 21600"/>
            <draw:equation draw:name="f14" draw:formula="21600 * ?f8"/>
            <draw:equation draw:name="f15" draw:formula="21600 * ?f7"/>
            <draw:equation draw:name="f16" draw:formula="min(?f13, ?f12)"/>
            <draw:equation draw:name="f17" draw:formula="?f14 / ?f9"/>
            <draw:equation draw:name="f18" draw:formula="?f15 / ?f9"/>
            <draw:equation draw:name="f19" draw:formula="?f18 - ?f11"/>
            <draw:equation draw:name="f20" draw:formula="?f17 - ?f11"/>
            <draw:equation draw:name="f21" draw:formula="min(?f20, ?f19)"/>
            <draw:equation draw:name="f22" draw:formula="?f21 / 6"/>
            <draw:equation draw:name="f23" draw:formula="?f17 - ?f22"/>
            <draw:equation draw:name="f24" draw:formula="?f18 - ?f22"/>
            <draw:equation draw:name="f25" draw:formula="?f22 * 29289"/>
            <draw:equation draw:name="f26" draw:formula="?f22 * ?f16"/>
            <draw:equation draw:name="f27" draw:formula="?f25 / 100000"/>
            <draw:equation draw:name="f28" draw:formula="?f17 - ?f27"/>
            <draw:equation draw:name="f29" draw:formula="?f18 - ?f27"/>
            <draw:equation draw:name="f30" draw:formula="21550000 - ?f2"/>
            <draw:equation draw:name="f31" draw:formula="if(?f30, ?f2, 21550000)"/>
            <draw:equation draw:name="f32" draw:formula="-21550000 - ?f31"/>
            <draw:equation draw:name="f33" draw:formula="if(?f32, -21550000, ?f31)"/>
            <draw:equation draw:name="f34" draw:formula="?f1 + ?f33"/>
            <draw:equation draw:name="f35" draw:formula="?f1 + ?f2"/>
            <draw:equation draw:name="f36" draw:formula="?f35 * ?f10 / ?f1"/>
            <draw:equation draw:name="f37" draw:formula="0 - ?f36"/>
            <draw:equation draw:name="f38" draw:formula="cos(?f37)"/>
            <draw:equation draw:name="f39" draw:formula="0 - ?f38"/>
            <draw:equation draw:name="f40" draw:formula="?f39 * ?f26"/>
            <draw:equation draw:name="f41" draw:formula="sin(?f37)"/>
            <draw:equation draw:name="f42" draw:formula="0 - ?f41"/>
            <draw:equation draw:name="f43" draw:formula="?f42 * ?f26"/>
            <draw:equation draw:name="f44" draw:formula="sqrt(?f40 * ?f40 + ?f43 * ?f43 + 0 * 0)"/>
            <draw:equation draw:name="f45" draw:formula="?f26 * ?f26 / ?f44"/>
            <draw:equation draw:name="f46" draw:formula="?f42 * ?f45"/>
            <draw:equation draw:name="f47" draw:formula="?f11 - ?f46"/>
            <draw:equation draw:name="f48" draw:formula="?f39 * ?f45"/>
            <draw:equation draw:name="f49" draw:formula="?f22 - ?f48"/>
            <draw:equation draw:name="f50" draw:formula="?f47 - ?f26"/>
            <draw:equation draw:name="f51" draw:formula="?f49 - ?f26"/>
            <draw:equation draw:name="f52" draw:formula="?f47 + ?f26"/>
            <draw:equation draw:name="f53" draw:formula="?f49 + ?f26"/>
            <draw:equation draw:name="f54" draw:formula="?f34 + ?f2"/>
            <draw:equation draw:name="f55" draw:formula="?f54 * ?f10 / ?f1"/>
            <draw:equation draw:name="f56" draw:formula="0 - ?f55"/>
            <draw:equation draw:name="f57" draw:formula="cos(?f56)"/>
            <draw:equation draw:name="f58" draw:formula="0 - ?f57"/>
            <draw:equation draw:name="f59" draw:formula="?f58 * ?f26"/>
            <draw:equation draw:name="f60" draw:formula="sin(?f56)"/>
            <draw:equation draw:name="f61" draw:formula="0 - ?f60"/>
            <draw:equation draw:name="f62" draw:formula="?f61 * ?f26"/>
            <draw:equation draw:name="f63" draw:formula="sqrt(?f59 * ?f59 + ?f62 * ?f62 + 0 * 0)"/>
            <draw:equation draw:name="f64" draw:formula="?f26 * ?f26 / ?f63"/>
            <draw:equation draw:name="f65" draw:formula="?f61 * ?f64"/>
            <draw:equation draw:name="f66" draw:formula="?f47 + ?f65"/>
            <draw:equation draw:name="f67" draw:formula="?f58 * ?f64"/>
            <draw:equation draw:name="f68" draw:formula="?f49 + ?f67"/>
            <draw:equation draw:name="f69" draw:formula="if(?f33, ?f11, ?f50)"/>
            <draw:equation draw:name="f70" draw:formula="if(?f33, ?f22, ?f51)"/>
            <draw:equation draw:name="f71" draw:formula="if(?f33, ?f11, ?f52)"/>
            <draw:equation draw:name="f72" draw:formula="if(?f33, ?f22, ?f53)"/>
            <draw:equation draw:name="f73" draw:formula="if(?f33, ?f50, ?f66)"/>
            <draw:equation draw:name="f74" draw:formula="if(?f33, ?f51, ?f68)"/>
            <draw:equation draw:name="f75" draw:formula="if(?f33, ?f52, ?f66)"/>
            <draw:equation draw:name="f76" draw:formula="if(?f33, ?f53, ?f68)"/>
            <draw:equation draw:name="f77" draw:formula="?f0 + ?f33"/>
            <draw:equation draw:name="f78" draw:formula="?f0 + ?f2"/>
            <draw:equation draw:name="f79" draw:formula="?f78 * ?f10 / ?f1"/>
            <draw:equation draw:name="f80" draw:formula="0 - ?f79"/>
            <draw:equation draw:name="f81" draw:formula="cos(?f80)"/>
            <draw:equation draw:name="f82" draw:formula="0 - ?f81"/>
            <draw:equation draw:name="f83" draw:formula="?f82 * ?f26"/>
            <draw:equation draw:name="f84" draw:formula="sin(?f80)"/>
            <draw:equation draw:name="f85" draw:formula="0 - ?f84"/>
            <draw:equation draw:name="f86" draw:formula="?f85 * ?f26"/>
            <draw:equation draw:name="f87" draw:formula="sqrt(?f83 * ?f83 + ?f86 * ?f86 + 0 * 0)"/>
            <draw:equation draw:name="f88" draw:formula="?f26 * ?f26 / ?f87"/>
            <draw:equation draw:name="f89" draw:formula="?f85 * ?f88"/>
            <draw:equation draw:name="f90" draw:formula="?f23 - ?f89"/>
            <draw:equation draw:name="f91" draw:formula="?f82 * ?f88"/>
            <draw:equation draw:name="f92" draw:formula="?f11 - ?f91"/>
            <draw:equation draw:name="f93" draw:formula="?f90 - ?f26"/>
            <draw:equation draw:name="f94" draw:formula="?f92 - ?f26"/>
            <draw:equation draw:name="f95" draw:formula="?f90 + ?f26"/>
            <draw:equation draw:name="f96" draw:formula="?f92 + ?f26"/>
            <draw:equation draw:name="f97" draw:formula="?f77 + ?f2"/>
            <draw:equation draw:name="f98" draw:formula="?f97 * ?f10 / ?f1"/>
            <draw:equation draw:name="f99" draw:formula="0 - ?f98"/>
            <draw:equation draw:name="f100" draw:formula="cos(?f99)"/>
            <draw:equation draw:name="f101" draw:formula="0 - ?f100"/>
            <draw:equation draw:name="f102" draw:formula="?f101 * ?f26"/>
            <draw:equation draw:name="f103" draw:formula="sin(?f99)"/>
            <draw:equation draw:name="f104" draw:formula="0 - ?f103"/>
            <draw:equation draw:name="f105" draw:formula="?f104 * ?f26"/>
            <draw:equation draw:name="f106" draw:formula="sqrt(?f102 * ?f102 + ?f105 * ?f105 + 0 * 0)"/>
            <draw:equation draw:name="f107" draw:formula="?f26 * ?f26 / ?f106"/>
            <draw:equation draw:name="f108" draw:formula="?f104 * ?f107"/>
            <draw:equation draw:name="f109" draw:formula="?f90 + ?f108"/>
            <draw:equation draw:name="f110" draw:formula="?f101 * ?f107"/>
            <draw:equation draw:name="f111" draw:formula="?f92 + ?f110"/>
            <draw:equation draw:name="f112" draw:formula="if(?f33, ?f23, ?f93)"/>
            <draw:equation draw:name="f113" draw:formula="if(?f33, ?f11, ?f94)"/>
            <draw:equation draw:name="f114" draw:formula="if(?f33, ?f23, ?f95)"/>
            <draw:equation draw:name="f115" draw:formula="if(?f33, ?f11, ?f96)"/>
            <draw:equation draw:name="f116" draw:formula="if(?f33, ?f93, ?f109)"/>
            <draw:equation draw:name="f117" draw:formula="if(?f33, ?f94, ?f111)"/>
            <draw:equation draw:name="f118" draw:formula="if(?f33, ?f95, ?f109)"/>
            <draw:equation draw:name="f119" draw:formula="if(?f33, ?f96, ?f111)"/>
            <draw:equation draw:name="f120" draw:formula="?f11 + ?f33"/>
            <draw:equation draw:name="f121" draw:formula="?f11 + ?f2"/>
            <draw:equation draw:name="f122" draw:formula="?f121 * ?f10 / ?f1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26"/>
            <draw:equation draw:name="f127" draw:formula="sin(?f123)"/>
            <draw:equation draw:name="f128" draw:formula="0 - ?f127"/>
            <draw:equation draw:name="f129" draw:formula="?f128 * ?f26"/>
            <draw:equation draw:name="f130" draw:formula="sqrt(?f126 * ?f126 + ?f129 * ?f129 + 0 * 0)"/>
            <draw:equation draw:name="f131" draw:formula="?f26 * ?f26 / ?f130"/>
            <draw:equation draw:name="f132" draw:formula="?f128 * ?f131"/>
            <draw:equation draw:name="f133" draw:formula="?f17 - ?f132"/>
            <draw:equation draw:name="f134" draw:formula="?f125 * ?f131"/>
            <draw:equation draw:name="f135" draw:formula="?f24 - ?f134"/>
            <draw:equation draw:name="f136" draw:formula="?f133 - ?f26"/>
            <draw:equation draw:name="f137" draw:formula="?f135 - ?f26"/>
            <draw:equation draw:name="f138" draw:formula="?f133 + ?f26"/>
            <draw:equation draw:name="f139" draw:formula="?f135 + ?f26"/>
            <draw:equation draw:name="f140" draw:formula="?f120 + ?f2"/>
            <draw:equation draw:name="f141" draw:formula="?f140 * ?f10 / ?f1"/>
            <draw:equation draw:name="f142" draw:formula="0 - ?f141"/>
            <draw:equation draw:name="f143" draw:formula="cos(?f142)"/>
            <draw:equation draw:name="f144" draw:formula="0 - ?f143"/>
            <draw:equation draw:name="f145" draw:formula="?f144 * ?f26"/>
            <draw:equation draw:name="f146" draw:formula="sin(?f142)"/>
            <draw:equation draw:name="f147" draw:formula="0 - ?f146"/>
            <draw:equation draw:name="f148" draw:formula="?f147 * ?f26"/>
            <draw:equation draw:name="f149" draw:formula="sqrt(?f145 * ?f145 + ?f148 * ?f148 + 0 * 0)"/>
            <draw:equation draw:name="f150" draw:formula="?f26 * ?f26 / ?f149"/>
            <draw:equation draw:name="f151" draw:formula="?f147 * ?f150"/>
            <draw:equation draw:name="f152" draw:formula="?f133 + ?f151"/>
            <draw:equation draw:name="f153" draw:formula="?f144 * ?f150"/>
            <draw:equation draw:name="f154" draw:formula="?f135 + ?f153"/>
            <draw:equation draw:name="f155" draw:formula="if(?f33, ?f17, ?f136)"/>
            <draw:equation draw:name="f156" draw:formula="if(?f33, ?f24, ?f137)"/>
            <draw:equation draw:name="f157" draw:formula="if(?f33, ?f17, ?f138)"/>
            <draw:equation draw:name="f158" draw:formula="if(?f33, ?f24, ?f139)"/>
            <draw:equation draw:name="f159" draw:formula="if(?f33, ?f136, ?f152)"/>
            <draw:equation draw:name="f160" draw:formula="if(?f33, ?f137, ?f154)"/>
            <draw:equation draw:name="f161" draw:formula="if(?f33, ?f138, ?f152)"/>
            <draw:equation draw:name="f162" draw:formula="if(?f33, ?f139, ?f154)"/>
            <draw:equation draw:name="f163" draw:formula="?f2 + ?f33"/>
            <draw:equation draw:name="f164" draw:formula="?f2 + ?f2"/>
            <draw:equation draw:name="f165" draw:formula="?f164 * ?f10 / ?f1"/>
            <draw:equation draw:name="f166" draw:formula="0 - ?f165"/>
            <draw:equation draw:name="f167" draw:formula="cos(?f166)"/>
            <draw:equation draw:name="f168" draw:formula="0 - ?f167"/>
            <draw:equation draw:name="f169" draw:formula="?f168 * ?f26"/>
            <draw:equation draw:name="f170" draw:formula="sin(?f166)"/>
            <draw:equation draw:name="f171" draw:formula="0 - ?f170"/>
            <draw:equation draw:name="f172" draw:formula="?f171 * ?f26"/>
            <draw:equation draw:name="f173" draw:formula="sqrt(?f169 * ?f169 + ?f172 * ?f172 + 0 * 0)"/>
            <draw:equation draw:name="f174" draw:formula="?f26 * ?f26 / ?f173"/>
            <draw:equation draw:name="f175" draw:formula="?f171 * ?f174"/>
            <draw:equation draw:name="f176" draw:formula="?f22 - ?f175"/>
            <draw:equation draw:name="f177" draw:formula="?f168 * ?f174"/>
            <draw:equation draw:name="f178" draw:formula="?f18 - ?f177"/>
            <draw:equation draw:name="f179" draw:formula="?f176 - ?f26"/>
            <draw:equation draw:name="f180" draw:formula="?f178 - ?f26"/>
            <draw:equation draw:name="f181" draw:formula="?f176 + ?f26"/>
            <draw:equation draw:name="f182" draw:formula="?f178 + ?f26"/>
            <draw:equation draw:name="f183" draw:formula="?f163 + ?f2"/>
            <draw:equation draw:name="f184" draw:formula="?f183 * ?f10 / ?f1"/>
            <draw:equation draw:name="f185" draw:formula="0 - ?f184"/>
            <draw:equation draw:name="f186" draw:formula="cos(?f185)"/>
            <draw:equation draw:name="f187" draw:formula="0 - ?f186"/>
            <draw:equation draw:name="f188" draw:formula="?f187 * ?f26"/>
            <draw:equation draw:name="f189" draw:formula="sin(?f185)"/>
            <draw:equation draw:name="f190" draw:formula="0 - ?f189"/>
            <draw:equation draw:name="f191" draw:formula="?f190 * ?f26"/>
            <draw:equation draw:name="f192" draw:formula="sqrt(?f188 * ?f188 + ?f191 * ?f191 + 0 * 0)"/>
            <draw:equation draw:name="f193" draw:formula="?f26 * ?f26 / ?f192"/>
            <draw:equation draw:name="f194" draw:formula="?f190 * ?f193"/>
            <draw:equation draw:name="f195" draw:formula="?f176 + ?f194"/>
            <draw:equation draw:name="f196" draw:formula="?f187 * ?f193"/>
            <draw:equation draw:name="f197" draw:formula="?f178 + ?f196"/>
            <draw:equation draw:name="f198" draw:formula="if(?f33, ?f22, ?f179)"/>
            <draw:equation draw:name="f199" draw:formula="if(?f33, ?f18, ?f180)"/>
            <draw:equation draw:name="f200" draw:formula="if(?f33, ?f22, ?f181)"/>
            <draw:equation draw:name="f201" draw:formula="if(?f33, ?f18, ?f182)"/>
            <draw:equation draw:name="f202" draw:formula="if(?f33, ?f179, ?f195)"/>
            <draw:equation draw:name="f203" draw:formula="if(?f33, ?f180, ?f197)"/>
            <draw:equation draw:name="f204" draw:formula="if(?f33, ?f181, ?f195)"/>
            <draw:equation draw:name="f205" draw:formula="if(?f33, ?f182, ?f197)"/>
          </draw:enhanced-geometry>
        </draw:custom-shape>
        <draw:frame draw:id="id71" draw:style-name="a362" draw:name="Textfeld 14" svg:x="9.04522in" svg:y="3.19182in" svg:width="2.6222in" svg:height="0.70684in">
          <draw:text-box>
            <text:p text:style-name="a361" text:class-names="" text:cond-style-name=""><text:span text:style-name="a360" text:class-names="">Anwendung auf unbekannten Daten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338" draw:style="linear" draw:angle="0" draw:start-color="#d2d2d2" draw:end-color="#c8c8c8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5.02.2021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0">
      <draw:frame draw:id="id5" presentation:style-name="a33" draw:name="Titel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astertitelformat bearbeiten</text:span></text:p>
        </draw:text-box>
        <svg:title/>
        <svg:desc/>
      </draw:frame>
      <draw:frame draw:id="id6" presentation:style-name="a36" draw:name="Untertitel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aster-Untertitelformat bearbeiten</text:span></text:p>
        </draw:text-box>
        <svg:title/>
        <svg:desc/>
      </draw:frame>
      <draw:frame draw:id="id7" presentation:style-name="a40" draw:name="Datumsplatzhalt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5.02.2021</text:date></text:span></text:p>
        </draw:text-box>
        <svg:title/>
        <svg:desc/>
      </draw:frame>
      <draw:frame draw:id="id8" presentation:style-name="a43" draw:name="Fußzeilenplatzhalt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Foliennummernplatzhalt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47">
      <draw:frame draw:id="id10" presentation:style-name="a50" draw:name="Titel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astertitelformat bearbeiten</text:span></text:p>
        </draw:text-box>
        <svg:title/>
        <svg:desc/>
      </draw:frame>
      <draw:frame draw:id="id11" presentation:style-name="a66" draw:name="Inhaltsplatzhalt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Mastertextformat bearbei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Zweite Ebene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5.02.2021</text:date></text:span></text:p>
        </draw:text-box>
        <svg:title/>
        <svg:desc/>
      </draw:frame>
      <draw:frame draw:id="id13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77">
      <draw:frame draw:id="id15" presentation:style-name="a80" draw:name="Titel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astertitelformat bearbeiten</text:span></text:p>
        </draw:text-box>
        <svg:title/>
        <svg:desc/>
      </draw:frame>
      <draw:frame draw:id="id16" presentation:style-name="a84" draw:name="Textplatzhalt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Mastertextformat bearbeiten</text:span></text:p>
            </text:list-item>
          </text:list>
        </draw:text-box>
        <svg:title/>
        <svg:desc/>
      </draw:frame>
      <draw:frame draw:id="id17" presentation:style-name="a88" draw:name="Datumsplatzhalt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5.02.2021</text:date></text:span></text:p>
        </draw:text-box>
        <svg:title/>
        <svg:desc/>
      </draw:frame>
      <draw:frame draw:id="id18" presentation:style-name="a91" draw:name="Fußzeilenplatzhalt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Foliennummernplatzhalt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95">
      <draw:frame draw:id="id20" presentation:style-name="a98" draw:name="Titel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astertitelformat bearbeiten</text:span></text:p>
        </draw:text-box>
        <svg:title/>
        <svg:desc/>
      </draw:frame>
      <draw:frame draw:id="id21" presentation:style-name="a114" draw:name="Inhaltsplatzhalt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Mastertextformat bearbei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Zweite Ebene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Inhaltsplatzhalt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umsplatzhalt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5.02.2021</text:date></text:span></text:p>
        </draw:text-box>
        <svg:title/>
        <svg:desc/>
      </draw:frame>
      <draw:frame draw:id="id24" presentation:style-name="a137" draw:name="Fußzeilenplatzhalt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Foliennummernplatzhalt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41">
      <draw:frame draw:id="id26" presentation:style-name="a144" draw:name="Titel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astertitelformat bearbeiten</text:span></text:p>
        </draw:text-box>
        <svg:title/>
        <svg:desc/>
      </draw:frame>
      <draw:frame draw:id="id27" presentation:style-name="a148" draw:name="Textplatzhalt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Mastertextformat bearbeiten</text:span></text:p>
            </text:list-item>
          </text:list>
        </draw:text-box>
        <svg:title/>
        <svg:desc/>
      </draw:frame>
      <draw:frame draw:id="id28" presentation:style-name="a164" draw:name="Inhaltsplatzhalt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astertextformat bearbei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Zweite Ebene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platzhalt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Mastertextformat bearbeiten</text:span></text:p>
            </text:list-item>
          </text:list>
        </draw:text-box>
        <svg:title/>
        <svg:desc/>
      </draw:frame>
      <draw:frame draw:id="id30" presentation:style-name="a184" draw:name="Inhaltsplatzhalt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Mastertextformat bearbeit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Zweite Ebene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umsplatzhalt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5.02.2021</text:date></text:span></text:p>
        </draw:text-box>
        <svg:title/>
        <svg:desc/>
      </draw:frame>
      <draw:frame draw:id="id32" presentation:style-name="a191" draw:name="Fußzeilenplatzhalt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Foliennummernplatzhalt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195">
      <draw:frame draw:id="id34" presentation:style-name="a198" draw:name="Titel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astertitelformat bearbeiten</text:span></text:p>
        </draw:text-box>
        <svg:title/>
        <svg:desc/>
      </draw:frame>
      <draw:frame draw:id="id35" presentation:style-name="a202" draw:name="Datumsplatzhalt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5.02.2021</text:date></text:span></text:p>
        </draw:text-box>
        <svg:title/>
        <svg:desc/>
      </draw:frame>
      <draw:frame draw:id="id36" presentation:style-name="a205" draw:name="Fußzeilenplatzhalt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Foliennummernplatzhalt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09">
      <draw:frame draw:id="id38" presentation:style-name="a213" draw:name="Datumsplatzhalt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5.02.2021</text:date></text:span></text:p>
        </draw:text-box>
        <svg:title/>
        <svg:desc/>
      </draw:frame>
      <draw:frame draw:id="id39" presentation:style-name="a216" draw:name="Fußzeilenplatzhalt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Foliennummernplatzhalt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20">
      <draw:frame draw:id="id41" presentation:style-name="a223" draw:name="Titel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astertitelformat bearbeiten</text:span></text:p>
        </draw:text-box>
        <svg:title/>
        <svg:desc/>
      </draw:frame>
      <draw:frame draw:id="id42" presentation:style-name="a239" draw:name="Inhaltsplatzhalt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Mastertextformat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platzhalt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Mastertextformat bearbeiten</text:span></text:p>
            </text:list-item>
          </text:list>
        </draw:text-box>
        <svg:title/>
        <svg:desc/>
      </draw:frame>
      <draw:frame draw:id="id44" presentation:style-name="a247" draw:name="Datumsplatzhalt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5.02.2021</text:date></text:span></text:p>
        </draw:text-box>
        <svg:title/>
        <svg:desc/>
      </draw:frame>
      <draw:frame draw:id="id45" presentation:style-name="a250" draw:name="Fußzeilenplatzhalt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Foliennummernplatzhalt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54">
      <draw:frame draw:id="id47" presentation:style-name="a257" draw:name="Titel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astertitelformat bearbeiten</text:span></text:p>
        </draw:text-box>
        <svg:title/>
        <svg:desc/>
      </draw:frame>
      <draw:frame draw:id="id48" presentation:style-name="a260" draw:name="Bildplatzhalt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platzhalt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Mastertextformat bearbeiten</text:span></text:p>
            </text:list-item>
          </text:list>
        </draw:text-box>
        <svg:title/>
        <svg:desc/>
      </draw:frame>
      <draw:frame draw:id="id50" presentation:style-name="a268" draw:name="Datumsplatzhalt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5.02.2021</text:date></text:span></text:p>
        </draw:text-box>
        <svg:title/>
        <svg:desc/>
      </draw:frame>
      <draw:frame draw:id="id51" presentation:style-name="a271" draw:name="Fußzeilenplatzhalt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Foliennummernplatzhalt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75">
      <draw:frame draw:id="id53" presentation:style-name="a278" draw:name="Titel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astertitelformat bearbeiten</text:span></text:p>
        </draw:text-box>
        <svg:title/>
        <svg:desc/>
      </draw:frame>
      <draw:frame draw:id="id54" presentation:style-name="a294" draw:name="Vertikaler Textplatzhalt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astertextformat bearbei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Zweite Ebene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umsplatzhalt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5.02.2021</text:date></text:span></text:p>
        </draw:text-box>
        <svg:title/>
        <svg:desc/>
      </draw:frame>
      <draw:frame draw:id="id56" presentation:style-name="a301" draw:name="Fußzeilenplatzhalt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Foliennummernplatzhalt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05">
      <draw:frame draw:id="id58" presentation:style-name="a308" draw:name="Vertikaler Tite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astertitelformat bearbeiten</text:span></text:p>
        </draw:text-box>
        <svg:title/>
        <svg:desc/>
      </draw:frame>
      <draw:frame draw:id="id59" presentation:style-name="a324" draw:name="Vertikaler Textplatzhalt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astertextformat bearbeit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Zweite Ebene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umsplatzhalt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5.02.2021</text:date></text:span></text:p>
        </draw:text-box>
        <svg:title/>
        <svg:desc/>
      </draw:frame>
      <draw:frame draw:id="id61" presentation:style-name="a331" draw:name="Fußzeilenplatzhalt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Foliennummernplatzhalt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Manuel.Dorer@bwedu.de</meta:initial-creator>
    <dc:creator>Manuel.Dorer@bwedu.de</dc:creator>
    <meta:creation-date>2021-02-25T14:02:31Z</meta:creation-date>
    <dc:date>2021-02-25T15:33:19Z</dc:date>
    <meta:editing-cycles>1</meta:editing-cycles>
    <meta:editing-duration>PT0S</meta:editing-duration>
    <meta:document-statistic meta:paragraph-count="6" meta:word-count="10"/>
  </office:meta>
</office:document-meta>
</file>